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1.25cm" fo:min-width="2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9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5cm" style:writing-mode="lr-tb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25cm" fo:min-width="2.5cm" style:writing-mode="lr-tb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55cm" fo:min-width="3cm" style:writing-mode="lr-tb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25cm" fo:min-width="2cm" style:writing-mode="lr-tb"/>
      <style:paragraph-properties style:writing-mode="lr-tb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14pt" style:letter-kerning="true" style:font-name-asian="Microsoft YaHei" style:font-size-asian="18pt" style:font-name-complex="Arial" style:font-size-complex="18pt"/>
    </style:style>
    <style:style style:name="P6" style:family="paragraph">
      <style:paragraph-properties fo:margin-left="0cm" fo:margin-right="0cm" fo:text-align="center" fo:text-indent="0cm" style:writing-mode="lr-tb"/>
      <style:text-properties style:font-name="Liberation Sans" fo:font-size="14pt" style:letter-kerning="true" style:font-name-asian="Microsoft YaHei" style:font-size-asian="18pt" style:font-name-complex="Arial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4pt" style:letter-kerning="true" style:font-name-asian="Microsoft YaHei" style:font-size-asian="18pt" style:font-name-complex="Arial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4pt" style:letter-kerning="true" style:font-name-asian="Microsoft YaHei" style:font-size-asian="18pt" style:font-name-complex="Arial" style:font-size-complex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style:letter-kerning="true" style:font-name-asian="Microsoft YaHei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.5cm" svg:height="1.5cm" svg:x="11.5cm" svg:y="9cm">
          <text:p text:style-name="P1">class</text:p>
          <text:p text:style-name="P1">dog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4.5cm" svg:y="9cm">
          <text:p text:style-name="P3">class</text:p>
          <text:p text:style-name="P3">c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45cm" svg:height="1.5cm" svg:x="8cm" svg:y="9cm">
          <text:p text:style-name="P3">class</text:p>
          <text:p text:style-name="P3"><text:s/>hamst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.5cm" svg:x="13.5cm" svg:y="2cm">
          <text:p text:style-name="P3">class</text:p>
          <text:p text:style-name="P3">anima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1.5cm" svg:x="8cm" svg:y="6cm">
          <text:p text:style-name="P5">class</text:p>
          <text:p text:style-name="P5">p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cm" svg:height="1.8cm" svg:x="19cm" svg:y="5.7cm">
          <text:p text:style-name="P7"><text:span text:style-name="T1">class</text:span></text:p>
          <text:p text:style-name="P7"><text:span text:style-name="T1">packAnim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5cm" svg:height="1.5cm" svg:x="23cm" svg:y="8.95cm">
          <text:p text:style-name="P1">class</text:p>
          <text:p text:style-name="P1">donkey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6cm" svg:y="8.95cm">
          <text:p text:style-name="P3">class</text:p>
          <text:p text:style-name="P3">ho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45cm" svg:height="1.5cm" svg:x="19.5cm" svg:y="8.95cm">
          <text:p text:style-name="P3">class</text:p>
          <text:p text:style-name="P3">camel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9.5cm" svg:y1="6cm" svg:x2="14cm" svg:y2="3.5cm">
          <text:p/>
        </draw:line>
        <draw:line draw:style-name="gr9" draw:text-style-name="P9" draw:layer="layout" svg:x1="20.5cm" svg:y1="5.75cm" svg:x2="16.25cm" svg:y2="3.5cm">
          <text:p/>
        </draw:line>
        <draw:line draw:style-name="gr10" draw:text-style-name="P9" draw:layer="layout" svg:x1="5.75cm" svg:y1="9cm" svg:x2="8.25cm" svg:y2="7.5cm">
          <text:p/>
        </draw:line>
        <draw:line draw:style-name="gr11" draw:text-style-name="P9" draw:layer="layout" svg:x1="9.25cm" svg:y1="9cm" svg:x2="9.25cm" svg:y2="7.5cm">
          <text:p/>
        </draw:line>
        <draw:line draw:style-name="gr12" draw:text-style-name="P9" draw:layer="layout" svg:x1="12.75cm" svg:y1="9cm" svg:x2="10.5cm" svg:y2="7.5cm">
          <text:p/>
        </draw:line>
        <draw:line draw:style-name="gr13" draw:text-style-name="P9" draw:layer="layout" svg:x1="17.25cm" svg:y1="9cm" svg:x2="19.5cm" svg:y2="7.5cm">
          <text:p/>
        </draw:line>
        <draw:line draw:style-name="gr14" draw:text-style-name="P9" draw:layer="layout" svg:x1="20.5cm" svg:y1="9cm" svg:x2="20.5cm" svg:y2="7.5cm">
          <text:p/>
        </draw:line>
        <draw:line draw:style-name="gr15" draw:text-style-name="P9" draw:layer="layout" svg:x1="24cm" svg:y1="9cm" svg:x2="22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1T21:44:09.209000000</meta:creation-date>
    <dc:date>2023-07-02T16:48:57.861000000</dc:date>
    <meta:editing-duration>PT26M33S</meta:editing-duration>
    <meta:editing-cycles>2</meta:editing-cycles>
    <meta:generator>LibreOffice/7.5.4.2$Windows_X86_64 LibreOffice_project/36ccfdc35048b057fd9854c757a8b67ec53977b6</meta:generator>
    <meta:document-statistic meta:object-count="17"/>
  </office:meta>
</office:document-meta>
</file>